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6" style:family="paragraph" style:parent-style-name="Text_20_body">
      <style:paragraph-properties fo:text-align="center" style:justify-single-word="false"/>
    </style:style>
    <style:style style:name="P17" style:family="paragraph" style:parent-style-name="Text_20_body">
      <style:text-properties style:use-window-font-color="true" style:font-name="Times New Roman" fo:background-color="transparent"/>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margin-left="0mm" fo:margin-right="0mm" fo:text-indent="10mm" style:auto-text-indent="false"/>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paragraph-properties fo:margin-left="0mm" fo:margin-right="0mm" fo:orphans="2" fo:widows="2" fo:text-indent="0mm" style:auto-text-indent="false"/>
    </style:style>
    <style:style style:name="P22" style:family="paragraph" style:parent-style-name="Text_20_body" style:list-style-name="">
      <style:paragraph-properties fo:text-align="center" style:justify-single-word="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Heading_20_3">
      <style:text-properties style:text-underline-style="solid" style:text-underline-width="auto" style:text-underline-color="font-color"/>
    </style:style>
    <style:style style:name="P29" style:family="paragraph" style:parent-style-name="Contents_20_1">
      <style:text-properties style:text-underline-style="none"/>
    </style:style>
    <style:style style:name="P30" style:family="paragraph" style:parent-style-name="Contents_20_1" style:list-style-name="List_20_1"/>
    <style:style style:name="P31" style:family="paragraph" style:parent-style-name="Contents_20_1">
      <style:paragraph-properties fo:margin-left="1.01mm" fo:margin-right="0mm" fo:text-indent="0m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6" text:outline-level="1">Nástroje pro migraci webového archivu</text:h>
      <text:p text:style-name="P16"/>
      <text:p text:style-name="P7">(Experimentální název)</text:p>
      <text:h text:style-name="P22" text:outline-level="1">Martin Prokop</text:h>
      <text:h text:style-name="P25" text:outline-level="1">Prohlášení</text:h>
      <text:p text:style-name="P6">(Doplním později)</text:p>
      <text:h text:style-name="P25" text:outline-level="1">Shrnutí</text:h>
      <text:p text:style-name="P6">(Doplním později)</text:p>
      <text:h text:style-name="P25" text:outline-level="1">Klíčová slova</text:h>
      <text:p text:style-name="P6">(Doplním později)</text:p>
      <text:h text:style-name="P25" text:outline-level="1">Obsah</text:h>
      <text:p text:style-name="P6">(Doplním později)</text:p>
      <text:h text:style-name="P25" text:outline-level="1">Úvod</text:h>
      <text:p text:style-name="P6">(Doplním později)</text:p>
      <text:p text:style-name="P6">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475745239"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1096439502"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9">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52797457"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0">Heritrix</text:p>
        </text:list-item>
        <text:list-item>
          <text:p text:style-name="P30">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text:soft-page-break/>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text:soft-page-break/>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27"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1"><text:span text:style-name="T13">Ahoj</text:span><text:line-break/><text:line-break/><text:span text:style-name="T13">Mne to vyjelo tohle:</text:span><text:line-break/><text:line-break/><text:span text:style-name="T13">965G archiv_05</text:span><text:line-break/><text:span text:style-name="T13">2.3T archiv_06</text:span><text:line-break/><text:span text:style-name="T13">3.1T archiv_07</text:span><text:line-break/><text:span text:style-name="T13">4.0T archiv_08</text:span><text:line-break/><text:span text:style-name="T13">9.3T archiv_09</text:span><text:line-break/><text:span text:style-name="T13">16T archiv_10</text:span><text:line-break/><text:span text:style-name="T13">6.1T archiv_11</text:span><text:line-break/><text:line-break/><text:span text:style-name="T13">Vasek</text:span></text:p>
      <text:p text:style-name="Text_20_body">41T</text:p>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8"><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8"><text:span text:style-name="T1">CZ.NIC</text:span><text:span text:style-name="T1"><text:note text:id="ftn40" text:note-class="footnote"><text:note-citation>40</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27"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7">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5">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8</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8"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28" text:outline-level="3">JHOVE2<text:note text:id="ftn7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28" text:outline-level="3">A další verze JHOVE2<text:note text:id="ftn71" text:note-class="footnote"><text:note-citation>71</text:note-citation><text:note-body><text:p text:style-name="Footnote">https://bitbucket.org/lbihanic/jhove2-bnf/</text:p></text:note-body></text:note></text:h>
      <text:p text:style-name="P6">Nějak je rozsoudit!</text:p>
      <text:h text:style-name="Heading_20_3" text:outline-level="3">Nedlib harvester<text:note text:id="ftn0"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87"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2"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3" text:note-class="footnote"><text:note-citation>75</text:note-citation><text:note-body><text:p text:style-name="Footnote">Dostupné na: http.//netarchive.dk</text:p></text:note-body></text:note> vznikl v roce 2005 a do dnes obsahuje téměř 160TB dat.</text:p>
      <text:h text:style-name="Heading_20_3" text:outline-level="3"><text:soft-page-break/>NutchWAX<text:note text:id="ftn74" text:note-class="footnote"><text:note-citation>76</text:note-citation><text:note-body><text:p text:style-name="Footnote">http://archive-access.sourceforge.net/projects/nutch/</text:p></text:note-body></text:note></text:h>
      <text:p text:style-name="P14">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pan text:style-name="T9">NutchWAX je součást projektu Nutch</text:span><text:span text:style-name="T9"><text:note text:id="ftn75" text:note-class="footnote"><text:note-citation>77</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8"><text:span text:style-name="T15">V roce 2009 realizoval Adam Brokeš WA Admin v2 v rámci své bakalářské práce s názvem Systém </text:span><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6"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7"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8"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9" text:note-class="footnote"><text:note-citation>81</text:note-citation><text:note-body><text:p text:style-name="Footnote">http://archive-access.sourceforge.net/projects/wayback/</text:p></text:note-body></text:note></text:h>
      <text:p text:style-name="Text_20_body">Wayback je nástroj pro vyhledávání dokumentů v archivech. WebArchiv ho používá v běžném <text:soft-page-break/>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6">Přidám screenshoty, zobrazený webovky a třeba časové osy atd.</text:p>
      <text:h text:style-name="Heading_20_3" text:outline-level="3">WAXToolbar<text:note text:id="ftn80" text:note-class="footnote"><text:note-citation>82</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1" text:note-class="footnote"><text:note-citation>83</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2" text:note-class="footnote"><text:note-citation>84</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3" text:note-class="footnote"><text:note-citation>85</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6" text:note-class="footnote"><text:note-citation>86</text:note-citation><text:note-body><text:p text:style-name="Footnote">http://is.muni.cz/th/49968/fi_m</text:p></text:note-body></text:note></text:h>
      <text:p text:style-name="P6">(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907445995" text:continue-numbering="true" text:style-name="List_20_1">
        <text:list-item>
          <text:p text:style-name="Contents_20_1">Metadata byla zvlášť oddělena pro každý archivovaný soubor</text:p>
        </text:list-item>
        <text:list-item>
          <text:p text:style-name="P31">Soubor přímo v názvu obsahoval MD5 otisk svého obsahu</text:p>
        </text:list-item>
      </text:list>
      <text:h text:style-name="Heading_20_4" text:outline-level="4">Nevýhody nedlib</text:h>
      <text:list xml:id="list1568898027"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4" text:note-class="footnote"><text:note-citation>87</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5" text:note-class="footnote"><text:note-citation>88</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6">(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5T22:36:44</dc:date>
    <dc:creator>Martin Prokop</dc:creator>
    <meta:editing-duration>P2DT2H31M35S</meta:editing-duration>
    <meta:editing-cycles>795</meta:editing-cycles>
    <meta:document-statistic meta:table-count="1" meta:image-count="0" meta:object-count="0" meta:page-count="34" meta:paragraph-count="449" meta:word-count="6864" meta:character-count="49303"/>
  </office:meta>
</office:document-meta>
</file>